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876FB97271772C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6cm, 3.567cm, 10.192cm, 3.2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3cm" svg:height="21.199cm" svg:x="0.792cm" svg:y="2.592cm">
          <draw:image xlink:href="Pictures/10000000000005E8000007E02876FB97271772C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5:00:26.045413760</dc:date>
    <meta:editing-duration>PT3M2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